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29f08e" officeooo:paragraph-rsid="000c5e47"/>
    </style:style>
    <style:style style:name="P2" style:family="paragraph" style:parent-style-name="Standard">
      <style:text-properties officeooo:rsid="003199ab" officeooo:paragraph-rsid="000c5e47"/>
    </style:style>
    <style:style style:name="P3" style:family="paragraph" style:parent-style-name="Standard">
      <style:text-properties officeooo:rsid="0029f08e" officeooo:paragraph-rsid="000c5e47"/>
    </style:style>
    <style:style style:name="P4" style:family="paragraph" style:parent-style-name="Standard">
      <style:text-properties officeooo:rsid="002b7ca0" officeooo:paragraph-rsid="000c5e47"/>
    </style:style>
    <style:style style:name="P5" style:family="paragraph" style:parent-style-name="Standard">
      <style:text-properties officeooo:rsid="002bddae" officeooo:paragraph-rsid="000c5e47"/>
    </style:style>
    <style:style style:name="P6" style:family="paragraph" style:parent-style-name="Standard">
      <style:text-properties officeooo:rsid="00bab6b3" officeooo:paragraph-rsid="000c5e47"/>
    </style:style>
    <style:style style:name="P7" style:family="paragraph" style:parent-style-name="Standard">
      <style:text-properties officeooo:rsid="002d2f13" officeooo:paragraph-rsid="000c5e47"/>
    </style:style>
    <style:style style:name="P8" style:family="paragraph" style:parent-style-name="Standard">
      <style:text-properties officeooo:rsid="002e64c6" officeooo:paragraph-rsid="000c5e47"/>
    </style:style>
    <style:style style:name="P9" style:family="paragraph" style:parent-style-name="Standard">
      <style:text-properties officeooo:rsid="002eaf2f" officeooo:paragraph-rsid="000c5e47"/>
    </style:style>
    <style:style style:name="P10" style:family="paragraph" style:parent-style-name="Standard">
      <style:text-properties officeooo:rsid="00307c08" officeooo:paragraph-rsid="000c5e47"/>
    </style:style>
    <style:style style:name="T1" style:family="text">
      <style:text-properties officeooo:rsid="00946d99"/>
    </style:style>
    <style:style style:name="T2" style:family="text">
      <style:text-properties officeooo:rsid="002b7ca0"/>
    </style:style>
    <style:style style:name="T3" style:family="text">
      <style:text-properties officeooo:rsid="00bb82ed"/>
    </style:style>
    <style:style style:name="T4" style:family="text">
      <style:text-properties officeooo:rsid="00d496c2"/>
    </style:style>
    <style:style style:name="T5" style:family="text">
      <style:text-properties officeooo:rsid="02b66da9"/>
    </style:style>
    <style:style style:name="T6" style:family="text">
      <style:text-properties officeooo:rsid="002e64c6"/>
    </style:style>
    <style:style style:name="T7" style:family="text">
      <style:text-properties officeooo:rsid="00bd055d"/>
    </style:style>
    <style:style style:name="T8" style:family="text">
      <style:text-properties officeooo:rsid="0094764e"/>
    </style:style>
    <style:style style:name="T9" style:family="text">
      <style:text-properties officeooo:rsid="00bd1662"/>
    </style:style>
    <style:style style:name="T10" style:family="text">
      <style:text-properties officeooo:rsid="02b79f51"/>
    </style:style>
    <style:style style:name="T11" style:family="text">
      <style:text-properties officeooo:rsid="003199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Вероятно, стремление поправить пошатнувшийся авторитет и самоуважение, а может и другие, уже забытые мною, причины подтолкнули к тому, что как-то раз, когда <text:span text:style-name="T1">свет </text:span>в комнате был <text:span text:style-name="T1">уже выключен </text:span>на ночь, но Сашка с Наташкой <text:span text:style-name="T2">уложенные спать «валетом» </text:span>на дерматиновом диване, <text:span text:style-name="T2">пока </text:span>ещё брыкали<text:span text:style-name="T1">сь</text:span> друг <text:span text:style-name="T1">с </text:span>дружк<text:span text:style-name="T1">ой, а баба Марфа стояла над своей койкой, что-то нашёптывая поверх неё в угол под потолком, я вдруг подал голос со своей раскладушки:</text:span></text:p>
      <text:p text:style-name="P3">- <text:span text:style-name="T2">Бабка, а ты знаешь, что Бог — сопляк?</text:span></text:p>
      <text:p text:style-name="P4">Она стала грозить предстоящим мне лизаньем сковороды, докрасна раскалённой адским пламенем, но я лишь нагло хохотал, подбадриваемый благоговейной тишиной на диване малышни, и повторял:</text:p>
      <text:p text:style-name="P4">- Всё равно, твой Бог — сопляк!</text:p>
      <text:p text:style-name="P4">Наутро баба Марфа со мной не разговаривала, <text:s/>а когда в конце дня я вернулся из садика, Наташа меня проинформировала, что папа утром пришёл с работы после третьей смены <text:span text:style-name="T1">и</text:span> бабка всё ему рассказала и плакала на кухне. А сейчас родители у кого-то в гостях, но мне будет да ещё как!</text:p>
      <text:p text:style-name="P4">На мои заискивающие попытки начать диалог баба Марфа никак не отвечала и вскоре ушла на кухню.</text:p>
      <text:p text:style-name="P4">Хлопнула входная дверь, <text:s/>в прихожей раздались голоса родителей; они переместились на кухню и там снова стали говорить — через дверь комнаты не разобрать о чём, но всё громче и громче, пока дверь детской не распахнулась от руки папы.</text:p>
      <text:p text:style-name="P4">- Что? Над взрослыми измываться? Я тебе дам «сопляк»!</text:p>
      <text:p text:style-name="P4">Руки его выдернули из пояса узкий чёрный ремень с блеснувшим прямоугольничком пряжки.</text:p>
      <text:p text:style-name="P4">Взмах — и меня ожгло незнаемой болью. Ещё. Ещё.</text:p>
      <text:p text:style-name="P4">И я, извиваясь, закатился под бабкину койку, чтоб не достал ремень.</text:p>
      <text:p text:style-name="P4"><text:span text:style-name="T1">У</text:span>хватив за решёточку спинки, папа одним рывком вы<text:span text:style-name="T1">дернул </text:span>койку на середину комнаты.</text:p>
      <text:p text:style-name="P4">Матрас с постелью оста<text:span text:style-name="T1">лись</text:span> <text:span text:style-name="T1">под стеной</text:span>. </text:p>
      <text:p text:style-name="P5">Я ищу укрытия под чешуйчатой пружинной сеткой койки, которую папа дёргает туда-сюда, охлёстывая с обеих сторон, но я, с неизвестно откуда взявшейся прытью, <text:s/>бегаю на четвереньках за прядающей над головой сеткой и мешаю свой вой и вопли: «папонька родненький! не бей! не буду! никогда больше не буду!» в его осатанелое: «гадёныш! сопляк!» </text:p>
      <text:p text:style-name="P5">Из кухни прибегают мама и бабушка, мама кричит: «Коля! Не надо!» и подставляет руку под удар ремня, бабушка тоже что-то голосит и они уводят папу из комнаты.</text:p>
      <text:p text:style-name="P5">Я, жалко скуля, тру отхлёстанные места, отводя взгляд от младших, <text:s/>которые окаменело молчат, вжавшись в спинку дивана...</text:p>
      <text:p text:style-name="P6"><text:s/></text:p>
      <text:p text:style-name="P7">Во дворе мы играли в «классики» — четыре пары квадратов, начерченных мелом на бетоне дорожки. <text:span text:style-name="T3">Надо вбросить </text:span><text:s/>«биток» — круглую <text:span text:style-name="T4">плоскую </text:span>жестяночку из-под обувного крема, наполненную для устойчивости песком — <text:span text:style-name="T3">в один </text:span><text:s/>из «классиков» <text:span text:style-name="T3">и </text:span>скакать к нему на одной ноге, <text:span text:style-name="T5">поднять и выскакать через оставшиеся классики,</text:span> <text:span text:style-name="T5">и</text:span> если нигде <text:span text:style-name="T5">при этом </text:span>не наступил на черту, можно вбрасывать «биток» в следующий квадрат-классик. Когда твой «биток» побывает во всех <text:span text:style-name="T6">(</text:span>с первого по восьмой<text:span text:style-name="T6">)</text:span> «классиках», <text:span text:style-name="T6">занимай себе «дом» — один из квадратов, <text:s/>где в дальнейшей игре можно вести себя как дома — становиться на обе ноги и отдыхать. </text:span></text:p>
      <text:p text:style-name="P8"><text:span text:style-name="T3">Если</text:span> «бит<text:span text:style-name="T3">о</text:span>к» <text:span text:style-name="T3">упадёт </text:span>на черту, или вне <text:span text:style-name="T3">очередного </text:span>«классика», <text:span text:style-name="T3">или</text:span> если <text:span text:style-name="T5">при скачке </text:span>наступишь на черту, <text:span text:style-name="T3">то в игру</text:span> <text:span text:style-name="T3">вступает</text:span> следующий, а ты превращаешься в зрителя.</text:p>
      <text:p text:style-name="P8"/>
      <text:p text:style-name="P8">Ещё были игры с мячиком.</text:p>
      <text:p text:style-name="P8">Например, надо одной рукой бить его о землю, выговаривая по слову при каждом ударе:</text:p>
      <text:p text:style-name="P8">- Я!.. знаю!.. пять!.. имён!.. девочек!..</text:p>
      <text:p text:style-name="P8"><text:soft-page-break/>Под каждый из последующих ударов мячика о землю надо было назвать одно девочк<text:span text:style-name="T5">ó</text:span>вое имя, <text:span text:style-name="T3">но только чтоб они не повторялись</text:span>. </text:p>
      <text:p text:style-name="P8">Затем шли пять имён мальчиков, пять цветков, пять животных и т. д., <text:s/>и т. п., до момента, когда мяч <text:span text:style-name="T1">от</text:span>скочит <text:span text:style-name="T1">куда попало</text:span>, или игрок собьётся в своих перечислениях. </text:p>
      <text:p text:style-name="P8">Другая игра с мячом не <text:span text:style-name="T5">настолько</text:span> интеллектуальн<text:span text:style-name="T1">а</text:span> — ударив им о розовато-выцветшую штукатурку <text:span text:style-name="T7">здания</text:span> (поближе к его углу, подальше от окна в первом этаже) нужно угадать место падения и, на излёте, перепрыгнуть широко раздвинутыми ногами над мячом, чтоб он тебя не коснулся; а стоящий позади игрок должен подхватить <text:span text:style-name="T1">его</text:span> после удара о землю и снова бросить в стену — уже для своего перескока и твоего перехвата, хотя участников может быть и несколько, но тогда жди свою очередь.</text:p>
      <text:p text:style-name="P9">Меня завораживала бесконечность этой игры, как те картинки-перевёртыши на боку огнетушителя...</text:p>
      <text:p text:style-name="P9"/>
      <text:p text:style-name="P10">Играли мы и вне двора, <text:span text:style-name="T8">по ту сторону</text:span> окружающ<text:span text:style-name="T8">ей</text:span> квартал пустынн<text:span text:style-name="T8">ой</text:span> дорог<text:span text:style-name="T8">и</text:span>, <text:s/>т<text:span text:style-name="T8">ам</text:span>, где напротив дома сто<text:span text:style-name="T8">ит</text:span> высокий забор мусорки с дощатыми же воротами, а рядом ровная площадка поросшая зелёной травой <text:span text:style-name="T8">и куча песка на ней</text:span>. </text:p>
      <text:p text:style-name="P10"><text:span text:style-name="T8">Зачерпнув</text:span> пригоршню песка, <text:span text:style-name="T8"><text:s/>надо его подбросить </text:span>и, когда падает, <text:span text:style-name="T7">поймать</text:span> в подставленную ладонь. Над уловом <text:span text:style-name="T7">приговариваешь</text:span>:</text:p>
      <text:p text:style-name="P10">- Ленину — столько!</text:p>
      <text:p text:style-name="P10"><text:span text:style-name="T7">Песок с ладони <text:s/></text:span>подбрасываешь <text:span text:style-name="T7">во второй раз </text:span>и снова ловишь, и <text:span text:style-name="T8">теперь уже</text:span> <text:span text:style-name="T7">надо сказать</text:span>:</text:p>
      <text:p text:style-name="P10">- Сталину — столько!</text:p>
      <text:p text:style-name="P10">После третьего подброса песок <text:span text:style-name="T9">никто </text:span>не ловил, <text:span text:style-name="T9">а</text:span> даже <text:span text:style-name="T9">наоборот </text:span>— прятали руки за спину, а потом <text:span text:style-name="T9">ещё и хлопали</text:span> ладон<text:span text:style-name="T9">ью</text:span> о <text:span text:style-name="T9">ладонь</text:span>, <text:span text:style-name="T8">чтоб они начисто отряхнулись</text:span>:</text:p>
      <text:p text:style-name="P10">- А Гитлеру — вот столько!</text:p>
      <text:p text:style-name="P10">Мне казалось это не слишком честным — не оставлять последнему ни капельки и однажды, играя в одиночестве, <text:s/>я нарушил правила, поймав щепотку песка даже <text:span text:style-name="T10">и </text:span>для Гитлера, хотя <text:s/>знал, что он плохой...</text:p>
      <text:p text:style-name="P10">Ещё мы делали «секреты» — выкапывали мелкие ямки, не глубже чашки, выкладывали дно её головками от собранных в траве цветов и накрывали их осколком стекла; цветы казались ещё красивей под придавившим их стеклом, <text:span text:style-name="T8">а</text:span> ямку засыпали.</text:p>
      <text:p text:style-name="P10">Мы уславливались «проведать секрет» на следующий день, но либо забывали, либо шёл дождь, <text:span text:style-name="T11">а потом уже мы их уж не могли найти и делали другие...</text:span></text:p>
      <text:p text:style-name="P10"/>
      <text:p text:style-name="P2">Однажды дождь захватил меня в круглой беседке посреди двора.</text:p>
      <text:p text:style-name="P2">Нет не дождь — гроза.</text:p>
      <text:p text:style-name="P2">Чёрная туча навалилась на весь двор и <text:span text:style-name="T9">сразу </text:span>стемнело будто к ночи, а бывшие в беседке взрослые и дети разбежались по дорожкам к своим подъездам, только я замешкался над забытой кем-то книжкой с картинками про трёх охотников, как они бродят по горным лесам.</text:p>
      <text:p text:style-name="P2">И тут из тучи хлынул водопад. Пробежать под ним до подъезда было невозможно, оставалось лишь ждать пока кончится.</text:p>
      <text:p text:style-name="P2">Гроза разразилась невиданная: молнии рассекали небо из края в край квартала, беседка подпрыгивала от громовых раскатов и вода под напором ветра хлестала чуть не до центра её пола.</text:p>
      <text:p text:style-name="P2">Я перенёс книгу на скамью вдоль подветренной стороны, но и туда добивали шальные каплищи. Было страшно и холодно.</text:p>
      <text:p text:style-name="P2">Когда гроза миновала и тёмные, в клочья драные тучи открыли синь неба, оказалось, что день вовсе не кончился, а от подъезда бежит Наташа с ненужным уже зонтом — мама послала её позвать меня домой.</text:p>
      <text:p text:style-name="P2">- Мы знали, что ты тут,- запыханно сказала она.- Тебя вначале было видно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23:50.166873852</meta:creation-date>
    <dc:date>2017-02-27T20:24:14.736942868</dc:date>
    <dc:creator>sehrguey </dc:creator>
    <meta:editing-duration>PT24S</meta:editing-duration>
    <meta:editing-cycles>1</meta:editing-cycles>
    <meta:document-statistic meta:table-count="0" meta:image-count="0" meta:object-count="0" meta:page-count="2" meta:paragraph-count="44" meta:word-count="1000" meta:character-count="6275" meta:non-whitespace-character-count="5279"/>
    <meta:generator>LibreOffice/4.3.3.2$Linux_x86 LibreOffice_project/430m0$Build-2</meta:generator>
  </office:meta>
</office:document-meta>
</file>